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la creacion de la segunda parte del cliente de la API seguiremos los siguientes pasos utilizando AJAX y jQuery:</text:p>
      <text:p text:style-name="Standard"/>
      <text:p text:style-name="Standard"><text:tab/>-Creamos en el directorio donde se aloja nuestra pagina web una carpeta llamada <text:tab/><text:tab/><text:tab/>“apiCongresoCliente” en nuestro caso.</text:p>
      <text:p text:style-name="Standard"><text:tab/>-Dentro de esta carpeta creamos otra llamada “js” e incluimos en el interior de esta un <text:tab/><text:tab/><text:tab/>archivo .js llamado wsinvocations.js.</text:p>
      <text:p text:style-name="Standard"><text:tab/>-Incluimos tambien dentro de esta carpeta otro llamado “jquery-3.3.1.min.js” en el que <text:tab/><text:tab/><text:tab/>añadamos el codigo existente en el siguiente enlace: <text:a xlink:type="simple" xlink:href="https://code.jquery.com/jquery-" text:style-name="Internet_20_link" text:visited-style-name="Visited_20_Internet_20_Link">https://code.jquery.com/jquery-</text:a><text:tab/><text:tab/>3.3.1.min.js </text:p>
      <text:p text:style-name="Standard"><text:tab/>-Tras esto creamos un archivo HTML desde el que utilizamos nuestra API, normalmente se <text:tab/><text:tab/>ubicara en la carpeta “apiCongresoCliente”, en nuestro caso lo llamaremos <text:tab/><text:tab/><text:tab/>admin.HTML y lo ubicaremos a la misma altura que el resto de carpetas. (Cabe <text:tab/><text:tab/><text:tab/>señalar que en nuestro caso utilizaremos la API tanto desde admin.HTML como <text:tab/><text:tab/><text:tab/>desde inscripcio.HTML).</text:p>
      <text:p text:style-name="Standard"><text:tab/>-En este punto comenzaremos a implementar las funciones que realizan las acciones sobre <text:tab/><text:tab/>los datos:</text:p>
      <text:p text:style-name="Standard"><text:tab/><text:tab/>+POST:</text:p>
      <text:p text:style-name="Standard"><text:tab/><text:tab/><text:tab/>-En la inscripcion.HTML incluimos los recuadros de texto y demas entradas <text:tab/><text:tab/><text:tab/>de datos para introducir la inscripcion, junto con un boton que envie el <text:tab/><text:tab/><text:tab/><text:tab/>formulario (Para utilizarlo se introducen los datos y se pulsa el boton):</text:p>
      <text:p text:style-name="Standard">IMAGEN</text:p>
      <text:p text:style-name="Standard"><text:tab/><text:tab/><text:tab/>-En wsinvocations.js incluimos la funcion para introducir los datos en la BD:</text:p>
      <text:p text:style-name="Standard">IMAGEN</text:p>
      <text:p text:style-name="Standard"><text:tab/><text:tab/>+GET(Todos):</text:p>
      <text:p text:style-name="Standard"><text:tab/><text:tab/><text:tab/>-En la admin.HTML incluimos un boton que devuelva todas las inscripciones <text:tab/><text:tab/><text:tab/>almacenadas (Para utilizarlo basta con pulsa el boton):</text:p>
      <text:p text:style-name="Standard">IMAGEN</text:p>
      <text:p text:style-name="Standard"><text:tab/><text:tab/><text:tab/>-En wsinvocations.js incluimos la funcion para acceder a los datos en la BD:</text:p>
      <text:p text:style-name="Standard">IMAGEN</text:p>
      <text:p text:style-name="Standard"><text:tab/><text:tab/>+GET(Uno):</text:p>
      <text:p text:style-name="Standard"><text:tab/><text:tab/><text:tab/>-En la admin.HTML incluimos el recuadro de texto para introducir el ID y un <text:tab/><text:tab/><text:tab/>boton que devuelva la inscripcion de la persona con ese ID (Para utilizarlo se <text:tab/><text:tab/><text:tab/>introduce el ID y se pulsa el boton):</text:p>
      <text:p text:style-name="Standard">IMAGEN</text:p>
      <text:p text:style-name="Standard"><text:tab/><text:tab/><text:tab/>-En wsinvocations.js incluimos la funcion para acceder a los datos en la BD:</text:p>
      <text:p text:style-name="Standard">IMAGEN</text:p>
      <text:p text:style-name="Standard"><text:tab/><text:tab/>+PUT:</text:p>
      <text:p text:style-name="Standard"><text:tab/><text:tab/><text:tab/>-En la admin.HTML incluimos los recuadros de texto y demas entradas <text:tab/><text:tab/><text:tab/><text:tab/>de datos para introducir la inscripcion actualizada, junto con un boton que <text:tab/><text:tab/><text:tab/>envie el formulario (Para utilizarlo se introducen los datos actualizados y se <text:tab/><text:tab/><text:tab/>pulsa el boton):</text:p>
      <text:p text:style-name="Standard">IMAGEN</text:p>
      <text:p text:style-name="Standard"><text:tab/><text:tab/><text:tab/>-En wsinvocations.js incluimos la funcion para actualizar los datos en la BD:</text:p>
      <text:p text:style-name="Standard">IMAGEN</text:p>
      <text:p text:style-name="Standard"><text:tab/><text:tab/>+DELETE(Todos):</text:p>
      <text:p text:style-name="Standard"><text:tab/><text:tab/><text:tab/>-En la admin.HTML incluimos un boton que elimine todas las inscripciones <text:tab/><text:tab/><text:tab/>almacenadas (Para utilizarlo basta con pulsa el boton):</text:p>
      <text:p text:style-name="Standard">IMAGEN</text:p>
      <text:p text:style-name="Standard"><text:tab/><text:tab/><text:tab/>-En wsinvocations.js incluimos la funcion para eliminar los datos de la BD:</text:p>
      <text:p text:style-name="Standard">IMAGEN</text:p>
      <text:p text:style-name="Standard"><text:tab/><text:tab/>+DELETE(Uno):</text:p>
      <text:p text:style-name="Standard"><text:soft-page-break/><text:tab/><text:tab/><text:tab/>-En la admin.HTML incluimos el recuadro de texto para introducir el ID y un <text:tab/><text:tab/><text:tab/>boton que elimine la inscripcion de la persona con ese ID (Para utilizarlo se <text:tab/><text:tab/><text:tab/>introduce el ID y se pulsa el boton):</text:p>
      <text:p text:style-name="Standard">IMAGEN</text:p>
      <text:p text:style-name="Standard"><text:tab/><text:tab/><text:tab/>-En wsinvocations.js incluimos la funcion para eliminar los datos de la BD:</text:p>
      <text:p text:style-name="Standard">IM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8T02:31:18.86</meta:creation-date>
    <meta:document-statistic meta:table-count="0" meta:image-count="0" meta:object-count="0" meta:page-count="2" meta:paragraph-count="36" meta:word-count="422" meta:character-count="2777"/>
    <dc:date>2018-11-28T03:10:56.91</dc:date>
    <meta:editing-duration>PT5M56S</meta:editing-duration>
    <meta:editing-cycles>1</meta:editing-cycles>
    <meta:generator>OpenOffice/4.1.3$Win32 OpenOffice.org_project/413m1$Build-9783</meta:generator>
  </office:meta>
</office:document-meta>
</file>